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328cm" fo:min-width="0.078cm" fo:padding-top="0.142cm" fo:padding-bottom="0.142cm" fo:padding-left="0.267cm" fo:padding-right="0.267cm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stroke="dash" draw:stroke-dash="Fine_20_Dashed" svg:stroke-width="0.053cm" svg:stroke-color="#ff4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  <style:text-properties style:font-name="Times New Roman" fo:font-style="italic" style:font-style-asian="italic" style:font-style-complex="italic"/>
    </style:style>
    <style:style style:name="P2" style:family="paragraph">
      <loext:graphic-properties draw:fill="none"/>
      <style:paragraph-properties fo:text-align="center"/>
      <style:text-properties style:font-name="Times New Roman" fo:font-style="italic" style:font-style-asian="italic" style:font-style-complex="italic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text-properties style:font-name="Calibri" fo:font-size="14pt" style:font-size-asian="14pt" style:font-size-complex="14pt"/>
    </style:style>
    <style:style style:name="P5" style:family="paragraph">
      <loext:graphic-properties draw:fill="none" draw:fill-color="#ffffff"/>
      <style:text-properties style:font-name="Calibri" fo:font-size="14pt" style:font-size-asian="14pt" style:font-size-complex="14pt"/>
    </style:style>
    <style:style style:name="P6" style:family="paragraph">
      <style:text-properties style:font-name="Calibri" fo:font-size="14pt"/>
    </style:style>
    <style:style style:name="P7" style:family="paragraph">
      <loext:graphic-properties draw:fill="none" draw:fill-color="#ffffff"/>
      <style:text-properties style:font-name="Calibri" fo:font-size="14pt"/>
    </style:style>
    <style:style style:name="T1" style:family="text">
      <style:text-properties style:font-name="Times New Roman" fo:font-style="italic" style:font-style-asian="italic" style:font-style-complex="italic"/>
    </style:style>
    <style:style style:name="T2" style:family="text">
      <style:text-properties style:font-name="Times New Roman" fo:font-size="16pt" fo:font-style="italic" style:font-size-asian="16pt" style:font-style-asian="italic" style:font-size-complex="16pt" style:font-style-complex="italic"/>
    </style:style>
    <style:style style:name="T3" style:family="text">
      <style:text-properties style:text-position="-33% 58%" style:font-name="Times New Roman" fo:font-size="20pt" fo:font-style="normal" style:font-size-asian="20pt" style:font-style-asian="normal" style:font-size-complex="20pt" style:font-style-complex="normal"/>
    </style:style>
    <style:style style:name="T4" style:family="text">
      <style:text-properties style:font-name="Calibri" fo:font-size="14pt" style:font-size-asian="14pt" style:font-size-complex="14pt"/>
    </style:style>
    <style:style style:name="T5" style:family="text">
      <style:text-properties style:font-name="Calibri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0.864cm" svg:height="0.864cm" svg:x="1.518cm" svg:y="4.317cm">
          <text:p text:style-name="P1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0.864cm" svg:height="0.864cm" svg:x="4.119cm" svg:y="4.318cm">
          <text:p text:style-name="P1"><text:span text:style-name="T2">v</text:span><text:span text:style-name="T3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8" draw:id="id8" draw:layer="layout" svg:width="0.864cm" svg:height="0.864cm" svg:x="4.119cm" svg:y="2.044cm">
          <text:p text:style-name="P1"><text:span text:style-name="T2">v</text:span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0.864cm" svg:height="0.864cm" svg:x="4.119cm" svg:y="6.544cm">
          <text:p text:style-name="P1"><text:span text:style-name="T2">v</text:span><text:span text:style-name="T3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0.864cm" svg:height="0.864cm" svg:x="6.92cm" svg:y="4.319cm">
          <text:p text:style-name="P1"><text:span text:style-name="T2">v</text:span><text:span text:style-name="T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0.864cm" svg:height="0.864cm" svg:x="6.92cm" svg:y="2.045cm">
          <text:p text:style-name="P1"><text:span text:style-name="T2">v</text:span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0.864cm" svg:height="0.864cm" svg:x="6.92cm" svg:y="6.545cm">
          <text:p text:style-name="P1"><text:span text:style-name="T2">v</text:span><text:span text:style-name="T3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0.864cm" svg:height="0.864cm" svg:x="9.619cm" svg:y="4.318cm">
          <text:p text:style-name="P1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2.382cm" svg:y1="4.749cm" svg:x2="4.119cm" svg:y2="4.75cm" draw:start-shape="id1" draw:start-glue-point="10" draw:end-shape="id2" draw:end-glue-point="6" svg:d="M2382 4749l1737 1" svg:viewBox="0 0 1738 2">
          <text:p/>
        </draw:connector>
        <draw:connector draw:style-name="gr2" draw:text-style-name="P3" draw:layer="layout" draw:type="line" svg:x1="2.256cm" svg:y1="5.055cm" svg:x2="4.245cm" svg:y2="6.67cm" draw:start-shape="id1" draw:start-glue-point="9" draw:end-shape="id3" draw:end-glue-point="5" svg:d="M2256 5055l1989 1615" svg:viewBox="0 0 1990 1616">
          <text:p/>
        </draw:connector>
        <draw:connector draw:style-name="gr2" draw:text-style-name="P3" draw:layer="layout" draw:type="line" svg:x1="7.784cm" svg:y1="4.751cm" svg:x2="9.619cm" svg:y2="4.75cm" draw:start-shape="id4" draw:start-glue-point="10" draw:end-shape="id5" draw:end-glue-point="6" svg:d="M7784 4751l1835-1" svg:viewBox="0 0 1836 2">
          <text:p/>
        </draw:connector>
        <draw:connector draw:style-name="gr2" draw:text-style-name="P3" draw:layer="layout" draw:type="line" svg:x1="7.658cm" svg:y1="6.671cm" svg:x2="9.745cm" svg:y2="5.056cm" draw:start-shape="id6" draw:start-glue-point="11" draw:end-shape="id5" draw:end-glue-point="7" svg:d="M7658 6671l2087-1615" svg:viewBox="0 0 2088 1616">
          <text:p/>
        </draw:connector>
        <draw:connector draw:style-name="gr2" draw:text-style-name="P3" draw:layer="layout" draw:type="line" svg:x1="7.352cm" svg:y1="4.319cm" svg:x2="7.352cm" svg:y2="2.909cm" draw:start-shape="id4" draw:start-glue-point="4" draw:end-shape="id7" draw:end-glue-point="8" svg:d="M7352 4319v-1410" svg:viewBox="0 0 1 1411">
          <text:p/>
        </draw:connector>
        <draw:connector draw:style-name="gr2" draw:text-style-name="P3" draw:layer="layout" draw:type="line" svg:x1="4.551cm" svg:y1="4.318cm" svg:x2="4.551cm" svg:y2="2.908cm" draw:start-shape="id2" draw:start-glue-point="4" draw:end-shape="id8" draw:end-glue-point="8" svg:d="M4551 4318v-1410" svg:viewBox="0 0 1 1411">
          <text:p/>
        </draw:connector>
        <draw:connector draw:style-name="gr2" draw:text-style-name="P3" draw:layer="layout" draw:type="line" svg:x1="4.857cm" svg:y1="6.67cm" svg:x2="7.046cm" svg:y2="5.057cm" draw:start-shape="id3" draw:start-glue-point="11" draw:end-shape="id4" draw:end-glue-point="7" svg:d="M4857 6670l2189-1613" svg:viewBox="0 0 2190 1614">
          <text:p/>
        </draw:connector>
        <draw:connector draw:style-name="gr2" draw:text-style-name="P3" draw:layer="layout" draw:type="line" svg:x1="4.857cm" svg:y1="5.056cm" svg:x2="7.046cm" svg:y2="6.671cm" draw:start-shape="id2" draw:start-glue-point="9" draw:end-shape="id6" draw:end-glue-point="5" svg:d="M4857 5056l2189 1615" svg:viewBox="0 0 2190 1616">
          <text:p/>
        </draw:connector>
        <draw:connector draw:style-name="gr2" draw:text-style-name="P3" draw:layer="layout" draw:type="line" svg:x1="4.983cm" svg:y1="6.976cm" svg:x2="6.92cm" svg:y2="6.977cm" draw:start-shape="id3" draw:start-glue-point="10" draw:end-shape="id6" draw:end-glue-point="6" svg:d="M4983 6976l1937 1" svg:viewBox="0 0 1938 2">
          <text:p/>
        </draw:connector>
        <draw:frame draw:style-name="gr3" draw:text-style-name="P5" draw:layer="layout" svg:width="1.192cm" svg:height="0.747cm" svg:x="5.263cm" svg:y="1.929cm">
          <draw:text-box>
            <text:p text:style-name="P4"><text:span text:style-name="T4">2/4</text:span></text:p>
          </draw:text-box>
        </draw:frame>
        <draw:frame draw:style-name="gr4" draw:text-style-name="P7" draw:layer="layout" svg:width="1.192cm" svg:height="0.747cm" svg:x="4.364cm" svg:y="5.229cm">
          <draw:text-box>
            <text:p text:style-name="P6"><text:span text:style-name="T5">1/2</text:span></text:p>
          </draw:text-box>
        </draw:frame>
        <draw:frame draw:style-name="gr4" draw:text-style-name="P7" draw:layer="layout" svg:width="1.192cm" svg:height="0.747cm" svg:x="2.165cm" svg:y="3.129cm">
          <draw:text-box>
            <text:p text:style-name="P6"><text:span text:style-name="T5">2/3</text:span></text:p>
          </draw:text-box>
        </draw:frame>
        <draw:frame draw:style-name="gr4" draw:text-style-name="P7" draw:layer="layout" svg:width="1.192cm" svg:height="0.747cm" svg:x="2.565cm" svg:y="4.629cm">
          <draw:text-box>
            <text:p text:style-name="P6"><text:span text:style-name="T5">1/1</text:span></text:p>
          </draw:text-box>
        </draw:frame>
        <draw:frame draw:style-name="gr4" draw:text-style-name="P7" draw:layer="layout" svg:width="1.192cm" svg:height="0.747cm" svg:x="2.165cm" svg:y="5.529cm">
          <draw:text-box>
            <text:p text:style-name="P6"><text:span text:style-name="T5">2/3</text:span></text:p>
          </draw:text-box>
        </draw:frame>
        <draw:frame draw:style-name="gr4" draw:text-style-name="P5" draw:layer="layout" svg:width="1.192cm" svg:height="0.747cm" svg:x="8.163cm" svg:y="2.93cm">
          <draw:text-box>
            <text:p text:style-name="P4"><text:span text:style-name="T4">2/2</text:span></text:p>
          </draw:text-box>
        </draw:frame>
        <draw:frame draw:style-name="gr4" draw:text-style-name="P7" draw:layer="layout" svg:width="1.192cm" svg:height="0.747cm" svg:x="8.566cm" svg:y="5.529cm">
          <draw:text-box>
            <text:p text:style-name="P6"><text:span text:style-name="T5">1/1</text:span></text:p>
          </draw:text-box>
        </draw:frame>
        <draw:frame draw:style-name="gr4" draw:text-style-name="P5" draw:layer="layout" svg:width="1.192cm" svg:height="0.747cm" svg:x="5.263cm" svg:y="6.931cm">
          <draw:text-box>
            <text:p text:style-name="P4"><text:span text:style-name="T4">0/5</text:span></text:p>
          </draw:text-box>
        </draw:frame>
        <draw:frame draw:style-name="gr4" draw:text-style-name="P7" draw:layer="layout" svg:width="1.192cm" svg:height="0.747cm" svg:x="4.366cm" svg:y="3.346cm">
          <draw:text-box>
            <text:p text:style-name="P6"><text:span text:style-name="T5">0/5</text:span></text:p>
          </draw:text-box>
        </draw:frame>
        <draw:frame draw:style-name="gr4" draw:text-style-name="P5" draw:layer="layout" svg:width="1.192cm" svg:height="0.747cm" svg:x="6.363cm" svg:y="3.38cm">
          <draw:text-box>
            <text:p text:style-name="P4"><text:span text:style-name="T4">0/2</text:span></text:p>
          </draw:text-box>
        </draw:frame>
        <draw:frame draw:style-name="gr4" draw:text-style-name="P7" draw:layer="layout" svg:width="1.192cm" svg:height="0.747cm" svg:x="6.165cm" svg:y="5.429cm">
          <draw:text-box>
            <text:p text:style-name="P6"><text:span text:style-name="T5">2/2</text:span></text:p>
          </draw:text-box>
        </draw:frame>
        <draw:frame draw:style-name="gr4" draw:text-style-name="P5" draw:layer="layout" svg:width="1.192cm" svg:height="0.747cm" svg:x="7.963cm" svg:y="4.231cm">
          <draw:text-box>
            <text:p text:style-name="P4"><text:span text:style-name="T4">2/3</text:span></text:p>
          </draw:text-box>
        </draw:frame>
        <draw:connector draw:style-name="gr2" draw:text-style-name="P3" draw:layer="layout" draw:type="line" svg:x1="2.256cm" svg:y1="4.443cm" svg:x2="4.245cm" svg:y2="2.782cm" draw:start-shape="id1" draw:start-glue-point="11" draw:end-shape="id8" draw:end-glue-point="7" svg:d="M2256 4443l1989-1661" svg:viewBox="0 0 1990 1662">
          <text:p/>
        </draw:connector>
        <draw:connector draw:style-name="gr2" draw:text-style-name="P3" draw:layer="layout" draw:type="line" svg:x1="4.983cm" svg:y1="2.476cm" svg:x2="6.92cm" svg:y2="2.477cm" draw:start-shape="id8" draw:start-glue-point="10" draw:end-shape="id7" draw:end-glue-point="6" svg:d="M4983 2476l1937 1" svg:viewBox="0 0 1938 2">
          <text:p/>
        </draw:connector>
        <draw:connector draw:style-name="gr2" draw:text-style-name="P3" draw:layer="layout" draw:type="line" svg:x1="7.658cm" svg:y1="2.783cm" svg:x2="9.745cm" svg:y2="4.444cm" draw:start-shape="id7" draw:start-glue-point="9" draw:end-shape="id5" draw:end-glue-point="5" svg:d="M7658 2783l2087 1661" svg:viewBox="0 0 2088 1662">
          <text:p/>
        </draw:connector>
        <draw:line draw:style-name="gr5" draw:text-style-name="P3" draw:layer="layout" svg:x1="6.18cm" svg:y1="4.91cm" svg:x2="8.847cm" svg:y2="6.942cm">
          <text:p/>
        </draw:line>
        <draw:line draw:style-name="gr5" draw:text-style-name="P3" draw:layer="layout" svg:x1="8.581cm" svg:y1="2.81cm" svg:x2="6.18cm" svg:y2="5.037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11-13T21:04:24.342000000</meta:creation-date>
    <dc:date>2021-11-13T21:08:16.344000000</dc:date>
    <meta:editing-duration>PT3M52S</meta:editing-duration>
    <meta:editing-cycles>1</meta:editing-cycles>
    <meta:generator>LibreOffice/6.3.2.2$Windows_X86_64 LibreOffice_project/98b30e735bda24bc04ab42594c85f7fd8be07b9c</meta:generator>
    <meta:document-statistic meta:object-count="34"/>
  </office:meta>
</office:document-meta>
</file>